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</office:font-face-decls>
  <office:automatic-styles>
    <style:style style:name="P1" style:family="paragraph" style:parent-style-name="Title">
      <style:paragraph-properties fo:text-align="end" style:justify-single-word="false" fo:padding="0.0201in" fo:border-left="none" fo:border-right="none" fo:border-top="0.06pt solid #000000" fo:border-bottom="0.06pt solid #000000"/>
      <style:text-properties style:font-name="Ubuntu Nerd Font" officeooo:rsid="0019f35b" officeooo:paragraph-rsid="0019f35b"/>
    </style:style>
    <style:style style:name="P2" style:family="paragraph" style:parent-style-name="Text_20_body">
      <style:paragraph-properties fo:text-align="end" style:justify-single-word="false"/>
      <style:text-properties officeooo:rsid="0019f35b" officeooo:paragraph-rsid="0019f35b"/>
    </style:style>
    <style:style style:name="P3" style:family="paragraph" style:parent-style-name="Text_20_body">
      <style:text-properties officeooo:paragraph-rsid="0017f700"/>
    </style:style>
    <style:style style:name="P4" style:family="paragraph" style:parent-style-name="Heading_20_1">
      <style:text-properties officeooo:paragraph-rsid="0017f700"/>
    </style:style>
    <style:style style:name="P5" style:family="paragraph" style:parent-style-name="Text_20_body" style:list-style-name="L1">
      <style:text-properties officeooo:paragraph-rsid="0017f700"/>
    </style:style>
    <style:style style:name="P6" style:family="paragraph" style:parent-style-name="Text_20_body" style:list-style-name="L1">
      <style:text-properties officeooo:rsid="002ab5e7" officeooo:paragraph-rsid="0017f700"/>
    </style:style>
    <style:style style:name="P7" style:family="paragraph" style:parent-style-name="Text_20_body">
      <style:text-properties officeooo:rsid="002ab5e7" officeooo:paragraph-rsid="0017f700"/>
    </style:style>
    <style:style style:name="P8" style:family="paragraph" style:parent-style-name="Text_20_body">
      <style:paragraph-properties fo:padding="0.0201in" fo:border-left="none" fo:border-right="none" fo:border-top="0.06pt solid #000000" fo:border-bottom="0.06pt solid #000000"/>
      <style:text-properties officeooo:rsid="003e9e99" officeooo:paragraph-rsid="0017f700"/>
    </style:style>
    <style:style style:name="P9" style:family="paragraph" style:parent-style-name="Text_20_body">
      <style:paragraph-properties fo:padding="0.0201in" fo:border-left="none" fo:border-right="none" fo:border-top="0.06pt solid #000000" fo:border-bottom="0.06pt solid #000000"/>
      <style:text-properties officeooo:rsid="0046ef3f" officeooo:paragraph-rsid="0017f700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  <style:text-properties loext:padding="0in" loext:border="none"/>
    </style:style>
    <style:style style:name="P12" style:family="paragraph" style:parent-style-name="Text_20_body" style:list-style-name="L2">
      <style:paragraph-properties fo:margin-top="0in" fo:margin-bottom="0in" style:contextual-spacing="false"/>
      <style:text-properties loext:padding="0in" loext:border="none"/>
    </style:style>
    <style:style style:name="P13" style:family="paragraph" style:parent-style-name="Text_20_body" style:list-style-name="L2">
      <style:text-properties loext:padding="0in" loext:border="none"/>
    </style:style>
    <style:style style:name="P14" style:family="paragraph" style:parent-style-name="Text_20_body">
      <style:text-properties officeooo:paragraph-rsid="001bed97"/>
    </style:style>
    <style:style style:name="P15" style:family="paragraph" style:parent-style-name="Heading_20_2">
      <style:paragraph-properties fo:break-before="page"/>
      <style:text-properties officeooo:paragraph-rsid="001bed97"/>
    </style:style>
    <style:style style:name="P16" style:family="paragraph" style:parent-style-name="Text_20_body" style:list-style-name="L3">
      <style:paragraph-properties fo:margin-top="0in" fo:margin-bottom="0in" style:contextual-spacing="false"/>
    </style:style>
    <style:style style:name="P17" style:family="paragraph" style:parent-style-name="Text_20_body" style:list-style-name="L3">
      <style:paragraph-properties fo:margin-top="0in" fo:margin-bottom="0in" style:contextual-spacing="false"/>
      <style:text-properties loext:padding="0in" loext:border="none"/>
    </style:style>
    <style:style style:name="P18" style:family="paragraph" style:parent-style-name="Text_20_body" style:list-style-name="L3">
      <style:text-properties loext:padding="0in" loext:border="none"/>
    </style:style>
    <style:style style:name="P19" style:family="paragraph" style:parent-style-name="Heading_20_2">
      <style:paragraph-properties fo:break-before="page"/>
      <style:text-properties officeooo:rsid="001bed97" officeooo:paragraph-rsid="001bed97"/>
    </style:style>
    <style:style style:name="P20" style:family="paragraph" style:parent-style-name="Preformatted_20_Text">
      <style:paragraph-properties fo:margin-top="0in" fo:margin-bottom="0.0972in" style:contextual-spacing="false" fo:line-height="115%"/>
    </style:style>
    <style:style style:name="P21" style:family="paragraph" style:parent-style-name="Text_20_body">
      <style:paragraph-properties fo:margin-top="0in" fo:margin-bottom="0.0972in" style:contextual-spacing="false" fo:line-height="115%"/>
    </style:style>
    <style:style style:name="P22" style:family="paragraph" style:parent-style-name="Text_20_body" style:list-style-name="L4">
      <style:paragraph-properties fo:margin-top="0in" fo:margin-bottom="0in" style:contextual-spacing="false"/>
      <style:text-properties style:font-name="Liberation Serif" fo:font-size="12pt" style:font-name-asian="Noto Sans Mono CJK SC" style:font-size-asian="10pt" style:font-name-complex="Liberation Mono" style:font-size-complex="10pt" loext:padding="0in" loext:border="none"/>
    </style:style>
    <style:style style:name="P23" style:family="paragraph" style:parent-style-name="Text_20_body" style:list-style-name="L4">
      <style:text-properties style:font-name="Liberation Serif" fo:font-size="12pt" style:font-name-asian="Noto Sans Mono CJK SC" style:font-size-asian="10pt" style:font-name-complex="Liberation Mono" style:font-size-complex="10pt" loext:padding="0in" loext:border="none"/>
    </style:style>
    <style:style style:name="P24" style:family="paragraph" style:parent-style-name="Text_20_body">
      <style:text-properties fo:font-size="14pt" officeooo:paragraph-rsid="001bed97" style:font-size-asian="10pt" style:font-size-complex="10pt"/>
    </style:style>
    <style:style style:name="P25" style:family="paragraph" style:parent-style-name="Text_20_body" style:list-style-name="L5">
      <style:text-properties officeooo:paragraph-rsid="001d6193"/>
    </style:style>
    <style:style style:name="P26" style:family="paragraph" style:parent-style-name="Text_20_body" style:list-style-name="L6">
      <style:paragraph-properties fo:margin-top="0in" fo:margin-bottom="0in" style:contextual-spacing="false"/>
    </style:style>
    <style:style style:name="P27" style:family="paragraph" style:parent-style-name="Text_20_body" style:list-style-name="L6"/>
    <style:style style:name="P28" style:family="paragraph" style:parent-style-name="Standard">
      <style:paragraph-properties fo:margin-top="0in" fo:margin-bottom="0.1965in" style:contextual-spacing="false"/>
    </style:style>
    <style:style style:name="P29" style:family="paragraph" style:parent-style-name="Text_20_body" style:list-style-name="L7">
      <style:paragraph-properties fo:margin-top="0in" fo:margin-bottom="0in" style:contextual-spacing="false"/>
    </style:style>
    <style:style style:name="P30" style:family="paragraph" style:parent-style-name="Text_20_body" style:list-style-name="L7">
      <style:paragraph-properties fo:margin-top="0in" fo:margin-bottom="0in" style:contextual-spacing="false"/>
      <style:text-properties style:text-line-through-style="solid" style:text-line-through-type="single"/>
    </style:style>
    <style:style style:name="P31" style:family="paragraph" style:parent-style-name="Text_20_body" style:list-style-name="L7">
      <style:text-properties style:text-line-through-style="solid" style:text-line-through-type="single"/>
    </style:style>
    <style:style style:name="T1" style:family="text">
      <style:text-properties officeooo:rsid="001c9717"/>
    </style:style>
    <style:style style:name="T2" style:family="text">
      <style:text-properties officeooo:rsid="001bed97"/>
    </style:style>
    <style:style style:name="T3" style:family="text">
      <style:text-properties loext:padding="0in" loext:border="none"/>
    </style:style>
    <style:style style:name="T4" style:family="text">
      <style:text-properties style:font-name="Liberation Serif" fo:font-size="12pt" style:font-name-asian="Noto Sans Mono CJK SC" style:font-size-asian="10pt" style:font-name-complex="Liberation Mono" style:font-size-complex="10pt" loext:padding="0in" loext:border="none"/>
    </style:style>
    <style:style style:name="T5" style:family="text">
      <style:text-properties style:font-name="Liberation Serif" fo:font-size="12pt" style:font-size-asian="10pt" style:font-size-complex="10pt"/>
    </style:style>
    <style:style style:name="T6" style:family="text">
      <style:text-properties officeooo:rsid="001d619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verview &amp; <text:span text:style-name="T1">Questions Summery</text:span></text:p>
      <text:p text:style-name="P2">AES - 202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4" text:outline-level="1">Question Sets considered</text:h>
      <text:list text:style-name="L1">
        <text:list-item>
          <text:p text:style-name="P5">Session 20-21</text:p>
        </text:list-item>
        <text:list-item>
          <text:p text:style-name="P5">Session 19-20</text:p>
        </text:list-item>
        <text:list-item>
          <text:p text:style-name="P6">Session 18-19</text:p>
        </text:list-item>
      </text:list>
      <text:p text:style-name="P7"/>
      <text:p text:style-name="P8">By no means, this is any sorts of suggestions. Just a quick overview! <text:line-break/>Nothing more, nothing less :)</text:p>
      <text:p text:style-name="P9">And yah, can be inaccurate! Feel free to criticize.</text:p>
      <text:h text:style-name="P10" text:outline-level="1">Economics</text:h>
      <text:h text:style-name="Heading_20_2" text:outline-level="2">Chapter 1 (Introduction of Economics)</text:h>
      <text:list text:style-name="L2">
        <text:list-item>
          <text:p text:style-name="P11">What is economics? </text:p>
          <text:list>
            <text:list-item>
              <text:p text:style-name="P12">Oikonomia (Greek word) </text:p>
              <text:list>
                <text:list-item>
                  <text:p text:style-name="P12">Oikos (household) </text:p>
                </text:list-item>
                <text:list-item>
                  <text:p text:style-name="P12">Nomos (management) </text:p>
                </text:list-item>
              </text:list>
            </text:list-item>
            <text:list-item>
              <text:p text:style-name="P12">Adam Smith’s definition </text:p>
            </text:list-item>
            <text:list-item>
              <text:p text:style-name="P12">L. Robbins’ definition </text:p>
            </text:list-item>
          </text:list>
        </text:list-item>
        <text:list-item>
          <text:p text:style-name="P12">Subject Matter of Economics </text:p>
          <text:list>
            <text:list-item>
              <text:p text:style-name="P12">Micro economics </text:p>
              <text:list>
                <text:list-item>
                  <text:p text:style-name="P12">Definition </text:p>
                </text:list-item>
                <text:list-item>
                  <text:p text:style-name="P12">According to Boulding </text:p>
                </text:list-item>
              </text:list>
            </text:list-item>
            <text:list-item>
              <text:p text:style-name="P12">Macro economics </text:p>
              <text:list>
                <text:list-item>
                  <text:p text:style-name="P12">Definition </text:p>
                </text:list-item>
                <text:list-item>
                  <text:p text:style-name="P12">According to Boulding </text:p>
                </text:list-item>
                <text:list-item>
                  <text:p text:style-name="P12">According to Samuelson </text:p>
                </text:list-item>
              </text:list>
            </text:list-item>
          </text:list>
        </text:list-item>
        <text:list-item>
          <text:p text:style-name="P12">Method used in Economics </text:p>
          <text:list>
            <text:list-item>
              <text:p text:style-name="P12">Science and Economics </text:p>
            </text:list-item>
            <text:list-item>
              <text:p text:style-name="P12">Deductive Method </text:p>
            </text:list-item>
            <text:list-item>
              <text:p text:style-name="P12">Inductive Method </text:p>
            </text:list-item>
          </text:list>
        </text:list-item>
        <text:list-item>
          <text:p text:style-name="P12">Positive and Normative Economics </text:p>
          <text:list>
            <text:list-item>
              <text:p text:style-name="P12">Positive Economics </text:p>
            </text:list-item>
            <text:list-item>
              <text:p text:style-name="P12">Normative Economics </text:p>
            </text:list-item>
          </text:list>
        </text:list-item>
        <text:list-item>
          <text:p text:style-name="P12">Some basic concepts in Economics </text:p>
          <text:list>
            <text:list-item>
              <text:p text:style-name="P12">Utility </text:p>
              <text:list>
                <text:list-item>
                  <text:p text:style-name="P12">Definition </text:p>
                </text:list-item>
                <text:list-item>
                  <text:p text:style-name="P12">Types of utility </text:p>
                </text:list-item>
              </text:list>
            </text:list-item>
            <text:list-item>
              <text:p text:style-name="P12">Production </text:p>
              <text:list>
                <text:list-item>
                  <text:p text:style-name="P12">Definition </text:p>
                </text:list-item>
                <text:list-item>
                  <text:p text:style-name="P12">Features </text:p>
                </text:list-item>
              </text:list>
            </text:list-item>
            <text:list-item>
              <text:p text:style-name="P12">Factors of Production </text:p>
            </text:list-item>
            <text:list-item>
              <text:p text:style-name="P12">Consumption </text:p>
              <text:list>
                <text:list-item>
                  <text:p text:style-name="P12">Features </text:p>
                </text:list-item>
              </text:list>
            </text:list-item>
            <text:list-item>
              <text:p text:style-name="P12">Distribution </text:p>
            </text:list-item>
            <text:list-item>
              <text:p text:style-name="P12">Want </text:p>
              <text:list>
                <text:list-item>
                  <text:p text:style-name="P12">Characteristics / features of wants </text:p>
                </text:list-item>
                <text:list-item>
                  <text:p text:style-name="P12">Classification of wants </text:p>
                </text:list-item>
              </text:list>
            </text:list-item>
            <text:list-item>
              <text:p text:style-name="P12">Goods </text:p>
              <text:list>
                <text:list-item>
                  <text:p text:style-name="P12">Classification </text:p>
                </text:list-item>
              </text:list>
            </text:list-item>
            <text:list-item>
              <text:p text:style-name="P12">Wealth </text:p>
              <text:list>
                <text:list-item>
                  <text:p text:style-name="P12"><text:soft-page-break/>Features </text:p>
                </text:list-item>
                <text:list-item>
                  <text:p text:style-name="P12">Externality </text:p>
                </text:list-item>
                <text:list-item>
                  <text:p text:style-name="P12">Classification of wealth </text:p>
                </text:list-item>
              </text:list>
            </text:list-item>
            <text:list-item>
              <text:p text:style-name="P12">Assumptions, Hypotheses, Theory, and Law </text:p>
              <text:list>
                <text:list-item>
                  <text:p text:style-name="P12">Assumptions </text:p>
                </text:list-item>
                <text:list-item>
                  <text:p text:style-name="P12">Hypotheses </text:p>
                </text:list-item>
                <text:list-item>
                  <text:p text:style-name="P12">Theory </text:p>
                </text:list-item>
                <text:list-item>
                  <text:p text:style-name="P12">Law </text:p>
                </text:list-item>
              </text:list>
            </text:list-item>
            <text:list-item>
              <text:p text:style-name="P12">Firm </text:p>
            </text:list-item>
            <text:list-item>
              <text:p text:style-name="P12">Industry </text:p>
            </text:list-item>
            <text:list-item>
              <text:p text:style-name="P12">Value and Price </text:p>
            </text:list-item>
            <text:list-item>
              <text:p text:style-name="P12">Equilibrium and its types </text:p>
              <text:list>
                <text:list-item>
                  <text:p text:style-name="P12">Stable equilibrium </text:p>
                </text:list-item>
                <text:list-item>
                  <text:p text:style-name="P12">Unstable equilibrium </text:p>
                </text:list-item>
                <text:list-item>
                  <text:p text:style-name="P12">Neutral equilibrium </text:p>
                </text:list-item>
              </text:list>
            </text:list-item>
            <text:list-item>
              <text:p text:style-name="P12">Income, Savings, and Investment </text:p>
              <text:list>
                <text:list-item>
                  <text:p text:style-name="P12">Income </text:p>
                </text:list-item>
                <text:list-item>
                  <text:p text:style-name="P12">Savings </text:p>
                </text:list-item>
                <text:list-item>
                  <text:p text:style-name="P13">Investment </text:p>
                </text:list-item>
              </text:list>
            </text:list-item>
          </text:list>
        </text:list-item>
      </text:list>
      <text:p text:style-name="Text_20_body"/>
      <text:p text:style-name="P14"/>
      <text:h text:style-name="P15" text:outline-level="2"><text:span text:style-name="T2">Chapter 2 (Demand) </text:span></text:h>
      <text:list text:style-name="L3">
        <text:list-item>
          <text:list>
            <text:list-item>
              <text:p text:style-name="P16"><text:span text:style-name="T3">Definition </text:span></text:p>
              <text:list>
                <text:list-item>
                  <text:p text:style-name="P17">Desire, willingness, and ability to pay </text:p>
                </text:list-item>
                <text:list-item>
                  <text:p text:style-name="P17">Effective desire backed by willingness and ability </text:p>
                </text:list-item>
                <text:list-item>
                  <text:p text:style-name="P17">Quantities purchased at different prices over a time period </text:p>
                </text:list-item>
                <text:list-item>
                  <text:p text:style-name="P17">Willingness and ability to pay </text:p>
                </text:list-item>
                <text:list-item>
                  <text:p text:style-name="P17">Always at a price </text:p>
                </text:list-item>
                <text:list-item>
                  <text:p text:style-name="P17">Always per unit of time </text:p>
                </text:list-item>
                <text:list-item>
                  <text:p text:style-name="P17">Amount buyers are able and willing to purchase at a given price over a period </text:p>
                </text:list-item>
                <text:list-item>
                  <text:p text:style-name="P17">Schedule of how much people will purchase at any price during a time period </text:p>
                </text:list-item>
              </text:list>
            </text:list-item>
            <text:list-item>
              <text:p text:style-name="P17">Price demand </text:p>
              <text:list>
                <text:list-item>
                  <text:p text:style-name="P17">Quantities bought at various prices, other things constant </text:p>
                </text:list-item>
              </text:list>
            </text:list-item>
            <text:list-item>
              <text:p text:style-name="P17">Income demand </text:p>
              <text:list>
                <text:list-item>
                  <text:p text:style-name="P17">Quantities bought at various income levels, other things constant </text:p>
                </text:list-item>
              </text:list>
            </text:list-item>
            <text:list-item>
              <text:p text:style-name="P17">Cross demand </text:p>
              <text:list>
                <text:list-item>
                  <text:p text:style-name="P17">Quantities bought with reference to changes in price of related goods, other things constant </text:p>
                </text:list-item>
              </text:list>
            </text:list-item>
          </text:list>
        </text:list-item>
        <text:list-item>
          <text:p text:style-name="P17">Law of Demand </text:p>
          <text:list>
            <text:list-item>
              <text:p text:style-name="P17">Definition and Explanation </text:p>
              <text:list>
                <text:list-item>
                  <text:p text:style-name="P17">Inverse relationship between price and quantity demanded </text:p>
                </text:list-item>
                <text:list-item>
                  <text:p text:style-name="P17">People buy more at lower prices and less at higher prices, other things constant (Samuelson) </text:p>
                </text:list-item>
                <text:list-item>
                  <text:p text:style-name="P17">Quantity demanded smaller at higher prices and larger at lower prices, other things constant (Miller) </text:p>
                </text:list-item>
                <text:list-item>
                  <text:p text:style-name="P17">Quantity demanded increases with a fall in price and decreases with a rise in price, other things constant </text:p>
                </text:list-item>
                <text:list-item>
                  <text:p text:style-name="P17">When price rises, people buy less; when price falls, people buy more, ceteris paribus </text:p>
                </text:list-item>
                <text:list-item>
                  <text:p text:style-name="P17">Quantity varies inversely with price </text:p>
                </text:list-item>
              </text:list>
            </text:list-item>
            <text:list-item>
              <text:p text:style-name="P17">Demand Function </text:p>
              <text:list>
                <text:list-item>
                  <text:p text:style-name="P17">Qdx = f (Px, M, Po, T,…) </text:p>
                </text:list-item>
                <text:list-item>
                  <text:p text:style-name="P17">Qdx = f (Px) ceteris paribus </text:p>
                </text:list-item>
              </text:list>
            </text:list-item>
            <text:list-item>
              <text:p text:style-name="P17">Demand Schedule </text:p>
              <text:list>
                <text:list-item>
                  <text:p text:style-name="P17">List or table of different amounts purchased at different prices per unit of time </text:p>
                </text:list-item>
              </text:list>
            </text:list-item>
            <text:list-item>
              <text:p text:style-name="P17">Demand Curve </text:p>
              <text:list>
                <text:list-item>
                  <text:p text:style-name="P17">Graphical representation of the demand schedule </text:p>
                </text:list-item>
                <text:list-item>
                  <text:p text:style-name="P17">Shows the relation between price and amount consumers wish to purchase </text:p>
                </text:list-item>
                <text:list-item>
                  <text:p text:style-name="P17">Slopes downward from left to right with a negative slope </text:p>
                </text:list-item>
                <text:list-item>
                  <text:p text:style-name="P17">Inverse relationship between price and quantity </text:p>
                </text:list-item>
              </text:list>
            </text:list-item>
            <text:list-item>
              <text:p text:style-name="P17">Assumptions of the Law </text:p>
              <text:list>
                <text:list-item>
                  <text:p text:style-name="P17">No change in tastes of consumers (T) </text:p>
                </text:list-item>
                <text:list-item>
                  <text:p text:style-name="P17"><text:soft-page-break/>Purchasing power of consumers remains constant (M) </text:p>
                </text:list-item>
                <text:list-item>
                  <text:p text:style-name="P17">Price of all other commodities should not vary (Po) </text:p>
                </text:list-item>
              </text:list>
            </text:list-item>
            <text:list-item>
              <text:p text:style-name="P17">Limitations/Exceptions of the Law </text:p>
              <text:list>
                <text:list-item>
                  <text:p text:style-name="P17">Prestige goods </text:p>
                </text:list-item>
                <text:list-item>
                  <text:p text:style-name="P17">Price expectations </text:p>
                </text:list-item>
                <text:list-item>
                  <text:p text:style-name="P17">Ignorance of the consumer </text:p>
                </text:list-item>
                <text:list-item>
                  <text:p text:style-name="P17">Giffen goods </text:p>
                </text:list-item>
              </text:list>
            </text:list-item>
            <text:list-item>
              <text:p text:style-name="P17">Importance of the Law </text:p>
              <text:list>
                <text:list-item>
                  <text:p text:style-name="P17">Determination of price </text:p>
                </text:list-item>
                <text:list-item>
                  <text:p text:style-name="P17">Importance to Finance Minister </text:p>
                </text:list-item>
                <text:list-item>
                  <text:p text:style-name="P17">Importance to the Farmers </text:p>
                </text:list-item>
              </text:list>
            </text:list-item>
          </text:list>
        </text:list-item>
        <text:list-item>
          <text:p text:style-name="P17">Individual’s Demand for a Commodity </text:p>
          <text:list>
            <text:list-item>
              <text:p text:style-name="P17">Definition and Explanation </text:p>
              <text:list>
                <text:list-item>
                  <text:p text:style-name="P17">Amount a consumer is willing to purchase at a given price over a time period </text:p>
                </text:list-item>
                <text:list-item>
                  <text:p text:style-name="P17">Varies inversely with price, ceteris paribus </text:p>
                </text:list-item>
              </text:list>
            </text:list-item>
            <text:list-item>
              <text:p text:style-name="P17">Individual’s Demand Schedule </text:p>
              <text:list>
                <text:list-item>
                  <text:p text:style-name="P17">List or table of different amounts an individual purchases at different prices per unit of time </text:p>
                </text:list-item>
              </text:list>
            </text:list-item>
            <text:list-item>
              <text:p text:style-name="P17">Individual’s Demand Curve </text:p>
              <text:list>
                <text:list-item>
                  <text:p text:style-name="P17">Graphical representation of the individual demand schedule </text:p>
                </text:list-item>
                <text:list-item>
                  <text:p text:style-name="P17">Slopes downward from left to right with a negative slope </text:p>
                </text:list-item>
                <text:list-item>
                  <text:p text:style-name="P17">Inverse relationship between price and quantity </text:p>
                </text:list-item>
              </text:list>
            </text:list-item>
          </text:list>
        </text:list-item>
        <text:list-item>
          <text:p text:style-name="P17">Market Demand for a Commodity </text:p>
          <text:list>
            <text:list-item>
              <text:p text:style-name="P17">Definition and Explanation </text:p>
              <text:list>
                <text:list-item>
                  <text:p text:style-name="P17">Total quantity demanded at various prices by all individuals over a time period </text:p>
                </text:list-item>
                <text:list-item>
                  <text:p text:style-name="P17">Horizontal summation of individual demands at various prices </text:p>
                </text:list-item>
              </text:list>
            </text:list-item>
            <text:list-item>
              <text:p text:style-name="P17">Market Demand Schedule </text:p>
              <text:list>
                <text:list-item>
                  <text:p text:style-name="P17">Horizontal summation of individuals’ demand schedules </text:p>
                </text:list-item>
              </text:list>
            </text:list-item>
            <text:list-item>
              <text:p text:style-name="P17">Market Demand Curve </text:p>
              <text:list>
                <text:list-item>
                  <text:p text:style-name="P17">Horizontal sum of individual demand curves </text:p>
                </text:list-item>
                <text:list-item>
                  <text:p text:style-name="P17">Negatively sloped </text:p>
                </text:list-item>
                <text:list-item>
                  <text:p text:style-name="P17">Inverse relationship between quantity demanded and price </text:p>
                </text:list-item>
              </text:list>
            </text:list-item>
          </text:list>
        </text:list-item>
        <text:list-item>
          <text:p text:style-name="P17">Determinants of Demand </text:p>
          <text:list>
            <text:list-item>
              <text:p text:style-name="P17">Changes in population </text:p>
            </text:list-item>
            <text:list-item>
              <text:p text:style-name="P17">Changes in tastes and preferences </text:p>
            </text:list-item>
            <text:list-item>
              <text:p text:style-name="P17">Changes in income </text:p>
            </text:list-item>
            <text:list-item>
              <text:p text:style-name="P17">Changes in the price of substitutes </text:p>
            </text:list-item>
            <text:list-item>
              <text:p text:style-name="P17">Changes in the distribution of income </text:p>
            </text:list-item>
            <text:list-item>
              <text:p text:style-name="P17">Seasonality </text:p>
            </text:list-item>
            <text:list-item>
              <text:p text:style-name="P17">Changes in savings </text:p>
            </text:list-item>
            <text:list-item>
              <text:p text:style-name="P17">Asset preferences </text:p>
            </text:list-item>
            <text:list-item>
              <text:p text:style-name="P17">Trade cycle </text:p>
            </text:list-item>
            <text:list-item>
              <text:p text:style-name="P17"><text:soft-page-break/>Fashion </text:p>
            </text:list-item>
          </text:list>
        </text:list-item>
        <text:list-item>
          <text:p text:style-name="P17">Why Demand Curve is Negatively Sloped </text:p>
          <text:list>
            <text:list-item>
              <text:p text:style-name="P17">Law of diminishing marginal utility </text:p>
            </text:list-item>
            <text:list-item>
              <text:p text:style-name="P17">Income effect </text:p>
            </text:list-item>
            <text:list-item>
              <text:p text:style-name="P17">Substitution effect </text:p>
            </text:list-item>
            <text:list-item>
              <text:p text:style-name="P17">Entry of new buyers </text:p>
            </text:list-item>
          </text:list>
        </text:list-item>
        <text:list-item>
          <text:p text:style-name="P17">Changes in Quantity Demanded (Movement along the curve) </text:p>
          <text:list>
            <text:list-item>
              <text:p text:style-name="P17">Contraction in demand </text:p>
              <text:list>
                <text:list-item>
                  <text:p text:style-name="P17">Fall in demand due to rise in price only </text:p>
                </text:list-item>
              </text:list>
            </text:list-item>
            <text:list-item>
              <text:p text:style-name="P17">Extension in demand </text:p>
              <text:list>
                <text:list-item>
                  <text:p text:style-name="P17">Rise in demand due to fall in price only </text:p>
                </text:list-item>
              </text:list>
            </text:list-item>
          </text:list>
        </text:list-item>
        <text:list-item>
          <text:p text:style-name="P17">Changes in Demand (Shift of the curve) </text:p>
          <text:list>
            <text:list-item>
              <text:p text:style-name="P17">Decrease in demand </text:p>
              <text:list>
                <text:list-item>
                  <text:p text:style-name="P17">Fall in demand due to changes in factors other than price </text:p>
                </text:list-item>
              </text:list>
            </text:list-item>
            <text:list-item>
              <text:p text:style-name="P17">Increase in Demand </text:p>
              <text:list>
                <text:list-item>
                  <text:p text:style-name="P18">Rise in demand due to changes in factors other than price </text:p>
                </text:list-item>
              </text:list>
            </text:list-item>
          </text:list>
        </text:list-item>
      </text:list>
      <text:p text:style-name="Text_20_body"><text:span text:style-name="Source_20_Text"/></text:p>
      <text:h text:style-name="P19" text:outline-level="2">Chapter 3 (Supply)</text:h>
      <text:p text:style-name="P20"><text:span text:style-name="Source_20_Text"/></text:p>
      <text:p text:style-name="P21"><text:span text:style-name="Source_20_Text"><text:span text:style-name="T4">Assumptions of Law of Supply </text:span></text:span></text:p>
      <text:list text:style-name="L4">
        <text:list-item>
          <text:list>
            <text:list-item>
              <text:p text:style-name="P22">(i) Nature of Goods. </text:p>
            </text:list-item>
            <text:list-item>
              <text:p text:style-name="P22">(ii) Government Policies. </text:p>
            </text:list-item>
            <text:list-item>
              <text:p text:style-name="P22">(iii) Alternative Products. </text:p>
            </text:list-item>
            <text:list-item>
              <text:p text:style-name="P22">(iv) Squeeze in Profit. </text:p>
            </text:list-item>
          </text:list>
        </text:list-item>
        <text:list-item>
          <text:p text:style-name="P22">Limitations/Exceptions of Law of Supply </text:p>
          <text:list>
            <text:list-item>
              <text:p text:style-name="P22">Exceptions that affect law of supply may include: (i) Ability to move stock. (ii) Legislation restricting quantity. (iii) External factors that influence your industry. </text:p>
            </text:list-item>
          </text:list>
        </text:list-item>
        <text:list-item>
          <text:p text:style-name="P22">Determinants of Supply </text:p>
          <text:list>
            <text:list-item>
              <text:p text:style-name="P22">(i) Changes in Factor Price. </text:p>
            </text:list-item>
            <text:list-item>
              <text:p text:style-name="P22">(ii) Changes in Technique. </text:p>
            </text:list-item>
            <text:list-item>
              <text:p text:style-name="P22">(iii) Improvement in the Means of Transport. </text:p>
            </text:list-item>
            <text:list-item>
              <text:p text:style-name="P22">(iv) Climatic Changes in case of Agricultural Products. </text:p>
            </text:list-item>
            <text:list-item>
              <text:p text:style-name="P22">(v) Political Changes. </text:p>
            </text:list-item>
            <text:list-item>
              <text:p text:style-name="P22">(vi) Taxation Policy. </text:p>
            </text:list-item>
            <text:list-item>
              <text:p text:style-name="P22">(vii) Goals of firms. </text:p>
            </text:list-item>
            <text:list-item>
              <text:p text:style-name="P22">VIII. Agreement among the producers </text:p>
            </text:list-item>
            <text:list-item>
              <text:p text:style-name="P22">Ix. Number of seller </text:p>
            </text:list-item>
            <text:list-item>
              <text:p text:style-name="P22">X. Sellers price expectation </text:p>
            </text:list-item>
            <text:list-item>
              <text:p text:style-name="P22">Xi. Trade policy </text:p>
            </text:list-item>
          </text:list>
        </text:list-item>
        <text:list-item>
          <text:p text:style-name="P22">Contraction and Extension in Supply </text:p>
          <text:list>
            <text:list-item>
              <text:p text:style-name="P22">Contraction in supply: When supply falls due to fall in price only, then it is called contraction in supply. </text:p>
            </text:list-item>
            <text:list-item>
              <text:p text:style-name="P22">Extension in supply : When supply rises due to rise in price only, then it is called extension in supply. </text:p>
            </text:list-item>
          </text:list>
        </text:list-item>
        <text:list-item>
          <text:p text:style-name="P22">Decrease and increase in Supply </text:p>
          <text:list>
            <text:list-item>
              <text:p text:style-name="P22">Decrease in supply: When supply falls due to changes in any other factor except price then it is called decrease in supply. </text:p>
            </text:list-item>
            <text:list-item>
              <text:p text:style-name="P23">Increase in supply : When supply rises due to changes in any other factor except price then it is called increase in supply. </text:p>
            </text:list-item>
          </text:list>
        </text:list-item>
      </text:list>
      <text:p text:style-name="P20"><text:span text:style-name="Source_20_Text"><text:span text:style-name="T5"/></text:span></text:p>
      <text:p text:style-name="P24"/>
      <text:p text:style-name="P24"/>
      <text:h text:style-name="P19" text:outline-level="2">Chapter 4 (Elasticity)</text:h>
      <text:p text:style-name="P14"/>
      <text:list text:style-name="L5">
        <text:list-item>
          <text:p text:style-name="P25"><text:span text:style-name="T6">Elasticity </text:span></text:p>
        </text:list-item>
      </text:list>
      <text:list text:style-name="L6">
        <text:list-item>
          <text:list>
            <text:list-item>
              <text:p text:style-name="P26">What is Price Elasticity of Demand? </text:p>
              <text:list>
                <text:list-item>
                  <text:p text:style-name="P26">Definition </text:p>
                </text:list-item>
                <text:list-item>
                  <text:p text:style-name="P26">Formula for Calculation </text:p>
                </text:list-item>
                <text:list-item>
                  <text:p text:style-name="P26">Simple formula for calculating the price elasticity of demand </text:p>
                </text:list-item>
                <text:list-item>
                  <text:p text:style-name="P26">Example </text:p>
                </text:list-item>
              </text:list>
            </text:list-item>
          </text:list>
        </text:list-item>
        <text:list-item>
          <text:p text:style-name="P26">Types of Elasticity of Demand </text:p>
          <text:list>
            <text:list-item>
              <text:p text:style-name="P26">(1) Price Elasticity of Demand </text:p>
              <text:list>
                <text:list-item>
                  <text:p text:style-name="P26">Definition and Explanation </text:p>
                </text:list-item>
                <text:list-item>
                  <text:p text:style-name="P26">Formula </text:p>
                </text:list-item>
                <text:list-item>
                  <text:p text:style-name="P26">Example </text:p>
                </text:list-item>
                <text:list-item>
                  <text:p text:style-name="P26">Types </text:p>
                  <text:list>
                    <text:list-item>
                      <text:p text:style-name="P26">(i) Elastic </text:p>
                    </text:list-item>
                    <text:list-item>
                      <text:p text:style-name="P26">(ii) Unitary Elasticity </text:p>
                    </text:list-item>
                    <text:list-item>
                      <text:p text:style-name="P26">(iii) Inelastic </text:p>
                    </text:list-item>
                  </text:list>
                </text:list-item>
              </text:list>
            </text:list-item>
            <text:list-item>
              <text:p text:style-name="P26">(2) Income Elasticity of Demand </text:p>
              <text:list>
                <text:list-item>
                  <text:p text:style-name="P26">Definition and Explanation </text:p>
                </text:list-item>
                <text:list-item>
                  <text:p text:style-name="P26">Formula </text:p>
                </text:list-item>
                <text:list-item>
                  <text:p text:style-name="P26">Simplified formula </text:p>
                </text:list-item>
                <text:list-item>
                  <text:p text:style-name="P26">Example </text:p>
                </text:list-item>
                <text:list-item>
                  <text:p text:style-name="P26">Types </text:p>
                </text:list-item>
              </text:list>
            </text:list-item>
            <text:list-item>
              <text:p text:style-name="P26">(3) Cross Elasticity of Demand </text:p>
              <text:list>
                <text:list-item>
                  <text:p text:style-name="P26">Definition and Explanation </text:p>
                </text:list-item>
                <text:list-item>
                  <text:p text:style-name="P26">Formula </text:p>
                </text:list-item>
                <text:list-item>
                  <text:p text:style-name="P26">Types and Example </text:p>
                  <text:list>
                    <text:list-item>
                      <text:p text:style-name="P26">(i) Substitute Goods </text:p>
                    </text:list-item>
                    <text:list-item>
                      <text:p text:style-name="P26">(ii) Complementary Goods </text:p>
                    </text:list-item>
                    <text:list-item>
                      <text:p text:style-name="P26">(iii) Unrelated Goods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">Factors Determining Price Elasticity of Demand </text:p>
          <text:list>
            <text:list-item>
              <text:p text:style-name="P26">(i) Nature of Commodities </text:p>
            </text:list-item>
            <text:list-item>
              <text:p text:style-name="P26">(ii) Availability of Substitutes </text:p>
            </text:list-item>
            <text:list-item>
              <text:p text:style-name="P26">(iii) Proportion of the Income Spent on the Good </text:p>
            </text:list-item>
            <text:list-item>
              <text:p text:style-name="P26">(iv) Time </text:p>
            </text:list-item>
            <text:list-item>
              <text:p text:style-name="P26">(5) Number of Uses of a Good </text:p>
            </text:list-item>
            <text:list-item>
              <text:p text:style-name="P26">(6) Addiction </text:p>
            </text:list-item>
            <text:list-item>
              <text:p text:style-name="P26">(7) Joint Demand </text:p>
            </text:list-item>
          </text:list>
        </text:list-item>
        <text:list-item>
          <text:p text:style-name="P26">Importance of Elasticity of Demand </text:p>
          <text:list>
            <text:list-item>
              <text:p text:style-name="P26">(1) Theoretical Importance </text:p>
            </text:list-item>
            <text:list-item>
              <text:p text:style-name="P26"><text:soft-page-break/>(2) Practical Importance </text:p>
              <text:list>
                <text:list-item>
                  <text:p text:style-name="P26">(i) Importance in taxation policy </text:p>
                </text:list-item>
                <text:list-item>
                  <text:p text:style-name="P26">(ii) Price discrimination by monopolist </text:p>
                </text:list-item>
                <text:list-item>
                  <text:p text:style-name="P26">(iii) Price discrimination in cases of joint supply </text:p>
                </text:list-item>
                <text:list-item>
                  <text:p text:style-name="P26">iv)Importance to businessmen </text:p>
                </text:list-item>
                <text:list-item>
                  <text:p text:style-name="P26">(v) Help to trade unions </text:p>
                </text:list-item>
                <text:list-item>
                  <text:p text:style-name="P26">(vi) Use in international trade </text:p>
                </text:list-item>
                <text:list-item>
                  <text:p text:style-name="P26">(vii) Determination of rate of foreign exchange </text:p>
                </text:list-item>
                <text:list-item>
                  <text:p text:style-name="P26">(viii) Guideline to the producers </text:p>
                </text:list-item>
                <text:list-item>
                  <text:p text:style-name="P26">(ix) Use in factor pricing </text:p>
                </text:list-item>
              </text:list>
            </text:list-item>
          </text:list>
        </text:list-item>
        <text:list-item>
          <text:p text:style-name="P26">Price Elasticity of Supply </text:p>
          <text:list>
            <text:list-item>
              <text:p text:style-name="P26">Definition and Explanation </text:p>
            </text:list-item>
            <text:list-item>
              <text:p text:style-name="P26">Measurement and Formula </text:p>
            </text:list-item>
            <text:list-item>
              <text:p text:style-name="P26">Elastic Supply </text:p>
            </text:list-item>
            <text:list-item>
              <text:p text:style-name="P26">Inelastic Supply </text:p>
            </text:list-item>
          </text:list>
        </text:list-item>
        <text:list-item>
          <text:p text:style-name="P26">Categories/Types of Price Elasticity of Supply </text:p>
          <text:list>
            <text:list-item>
              <text:p text:style-name="P26">(1) Infinitely Elastic Supply </text:p>
            </text:list-item>
            <text:list-item>
              <text:p text:style-name="P26">(2) Elastic Supply </text:p>
            </text:list-item>
            <text:list-item>
              <text:p text:style-name="P26">(3) Unitary Elasticity </text:p>
            </text:list-item>
            <text:list-item>
              <text:p text:style-name="P26">(4) Inelastic Supply </text:p>
            </text:list-item>
            <text:list-item>
              <text:p text:style-name="P26">(5) Perfectly Inelastic Supply </text:p>
            </text:list-item>
          </text:list>
        </text:list-item>
        <text:list-item>
          <text:p text:style-name="P26">Determinants/Factors of Price Elasticity of Supply </text:p>
          <text:list>
            <text:list-item>
              <text:p text:style-name="P26">(i) Time period </text:p>
            </text:list-item>
            <text:list-item>
              <text:p text:style-name="P26">(ii) Ability to store output </text:p>
            </text:list-item>
            <text:list-item>
              <text:p text:style-name="P26">(iii) Factor mobility </text:p>
            </text:list-item>
            <text:list-item>
              <text:p text:style-name="P26">(iv) Changes in marginal cost of production </text:p>
            </text:list-item>
            <text:list-item>
              <text:p text:style-name="P26">(v) Excess supply </text:p>
            </text:list-item>
            <text:list-item>
              <text:p text:style-name="P26">(vi) Availability of infrastructure facilities </text:p>
            </text:list-item>
            <text:list-item>
              <text:p text:style-name="P27">(vii) Agricultural or industrial products </text:p>
            </text:list-item>
          </text:list>
        </text:list-item>
      </text:list>
      <text:p text:style-name="P14"/>
      <text:h text:style-name="P19" text:outline-level="2">Chapter 5 (Utility)</text:h>
      <text:p text:style-name="P28"/>
      <text:p text:style-name="P28">Theory of Consumer Behavior </text:p>
      <text:list text:style-name="L7">
        <text:list-item>
          <text:p text:style-name="P29">Cardinal Utility Analysis/Approach </text:p>
          <text:list>
            <text:list-item>
              <text:p text:style-name="P29">Definition and Explanation </text:p>
            </text:list-item>
            <text:list-item>
              <text:p text:style-name="P29">Concept of Utility </text:p>
            </text:list-item>
            <text:list-item>
              <text:p text:style-name="P29">Assumptions of Cardinal Utility Analysis </text:p>
            </text:list-item>
            <text:list-item>
              <text:p text:style-name="P29">Criticism </text:p>
            </text:list-item>
            <text:list-item>
              <text:p text:style-name="P29">Total Utility (TU) </text:p>
              <text:list>
                <text:list-item>
                  <text:p text:style-name="P29">Definition and Explanation </text:p>
                </text:list-item>
                <text:list-item>
                  <text:p text:style-name="P29">Formula </text:p>
                </text:list-item>
              </text:list>
            </text:list-item>
            <text:list-item>
              <text:p text:style-name="P29">Marginal Utility (MU) </text:p>
              <text:list>
                <text:list-item>
                  <text:p text:style-name="P29">Definition and Explanation </text:p>
                </text:list-item>
                <text:list-item>
                  <text:p text:style-name="P29">Formula </text:p>
                </text:list-item>
              </text:list>
            </text:list-item>
            <text:list-item>
              <text:p text:style-name="P29">Relationship between Total Utility and Marginal Utility </text:p>
            </text:list-item>
            <text:list-item>
              <text:p text:style-name="P29">Law of Diminishing Marginal Utility </text:p>
              <text:list>
                <text:list-item>
                  <text:p text:style-name="P29">Definition and Statement of the Law </text:p>
                </text:list-item>
                <text:list-item>
                  <text:p text:style-name="P29">Assumptions of Law of Diminishing Marginal Utility </text:p>
                </text:list-item>
                <text:list-item>
                  <text:p text:style-name="P29">Explanation and Example of Law of Diminishing Marginal Utility </text:p>
                </text:list-item>
                <text:list-item>
                  <text:p text:style-name="P29">Limitations/Exceptions of Law of Diminishing Marginal Utility </text:p>
                </text:list-item>
                <text:list-item>
                  <text:p text:style-name="P29">Practical Importance of Law of Diminishing Marginal Utility </text:p>
                </text:list-item>
              </text:list>
            </text:list-item>
            <text:list-item>
              <text:p text:style-name="P29">Law of Equi-Marginal Utility </text:p>
              <text:list>
                <text:list-item>
                  <text:p text:style-name="P29">Other Names of this Law </text:p>
                </text:list-item>
                <text:list-item>
                  <text:p text:style-name="P29">Definition and Statement of Law of Equi-Marginal Utility </text:p>
                </text:list-item>
                <text:list-item>
                  <text:p text:style-name="P29">Assumptions of Law of Equi-Marginal Utility </text:p>
                </text:list-item>
                <text:list-item>
                  <text:p text:style-name="P29">Example and Explanation of Law of Equi-Marginal Utility </text:p>
                </text:list-item>
                <text:list-item>
                  <text:p text:style-name="P29">Limitations/Exceptions of Law of Equi-Marginal Utility </text:p>
                </text:list-item>
                <text:list-item>
                  <text:p text:style-name="P29">Importance of Law of Equi-Marginal Utility </text:p>
                </text:list-item>
              </text:list>
            </text:list-item>
            <text:list-item>
              <text:p text:style-name="P30">Derivation of the Demand Curve in Terms of Utility Analysis </text:p>
              <text:list>
                <text:list-item>
                  <text:p text:style-name="P30">Assumptions </text:p>
                </text:list-item>
                <text:list-item>
                  <text:p text:style-name="P30">Derivation of Demand Curve in the Case of a Single Commodity (Law of Diminishing Marginal Utility) </text:p>
                </text:list-item>
                <text:list-item>
                  <text:p text:style-name="P31">Derivation of the Demand Curve in the Case of Two or More than Two Commodities (Law of Equi-Marginal Utility) </text:p>
                </text:list-item>
              </text:list>
            </text:list-item>
          </text:list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3T18:10:33.865823306</meta:creation-date>
    <dc:date>2025-04-14T06:22:19.142121497</dc:date>
    <meta:editing-duration>PT10M49S</meta:editing-duration>
    <meta:editing-cycles>6</meta:editing-cycles>
    <meta:generator>LibreOffice/25.2.2.2$Linux_X86_64 LibreOffice_project/520$Build-2</meta:generator>
    <meta:document-statistic meta:table-count="0" meta:image-count="0" meta:object-count="0" meta:page-count="10" meta:paragraph-count="285" meta:word-count="1624" meta:character-count="9416" meta:non-whitespace-character-count="8076"/>
  </office:meta>
</office:document-meta>
</file>